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emilight" svg:font-family="Segoe UI Semilight" style:font-family-generic="swiss" style:font-pitch="variable" svg:panose-1="2 11 4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 Semilight" style:font-name-complex="Segoe UI Semilight" fo:font-size="20pt" style:font-size-asian="20pt" style:font-size-complex="16pt"/>
    </style:style>
    <style:style style:name="P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" style:parent-style-name="Lienhypertexte" style:family="text">
      <style:text-properties style:font-name="Arial" style:font-name-complex="Arial"/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" style:parent-style-name="Lienhypertexte" style:family="text">
      <style:text-properties style:font-name="Arial" style:font-name-complex="Arial"/>
    </style:style>
    <style:style style:name="P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7" style:parent-style-name="Lienhypertexte" style:family="text">
      <style:text-properties style:font-name="Arial" style:font-name-complex="Arial"/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9" style:parent-style-name="Lienhypertexte" style:family="text">
      <style:text-properties style:font-name="Arial" style:font-name-complex="Arial"/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1" style:parent-style-name="Lienhypertexte" style:family="text">
      <style:text-properties style:font-name="Arial" style:font-name-complex="Arial"/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3" style:parent-style-name="Lienhypertexte" style:family="text">
      <style:text-properties style:font-name="Arial"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5" style:parent-style-name="Lienhypertexte" style:family="text">
      <style:text-properties style:font-name="Arial" style:font-name-complex="Arial"/>
    </style:style>
    <style:style style:name="P16" style:parent-style-name="Titre1" style:family="paragraph">
      <style:text-properties style:font-name="Arial" style:font-name-complex="Arial" fo:font-size="14pt" style:font-size-asian="14pt" style:font-size-complex="11pt"/>
    </style:style>
    <style:style style:name="P17" style:parent-style-name="Normal" style:family="paragraph">
      <style:paragraph-properties fo:text-indent="0.4916in"/>
      <style:text-properties style:font-name="Arial" style:font-name-complex="Arial"/>
    </style:style>
    <style:style style:name="P18" style:parent-style-name="Normal" style:family="paragraph">
      <style:paragraph-properties fo:text-indent="0.4916in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complex="Arial" fo:font-weight="bold" style:font-weight-asian="bold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P23" style:parent-style-name="Normal" style:family="paragraph">
      <style:paragraph-properties fo:text-indent="0.4916in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rial" style:font-name-complex="Arial" fo:font-weight="bold" style:font-weight-asian="bold"/>
    </style:style>
    <style:style style:name="T26" style:parent-style-name="Policepardéfaut" style:family="text">
      <style:text-properties style:font-name="Arial" style:font-name-complex="Arial"/>
    </style:style>
    <style:style style:name="P27" style:parent-style-name="Normal" style:family="paragraph">
      <style:paragraph-properties fo:text-indent="0.4916in"/>
    </style:style>
    <style:style style:name="T28" style:parent-style-name="Policepardéfaut" style:family="text">
      <style:text-properties style:font-name="Arial" style:font-name-complex="Arial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complex="Arial" fo:font-weight="bold" style:font-weight-asian="bold"/>
    </style:style>
    <style:style style:name="T31" style:parent-style-name="Policepardéfaut" style:family="text">
      <style:text-properties style:font-name="Arial" style:font-name-complex="Arial"/>
    </style:style>
    <style:style style:name="T32" style:parent-style-name="Policepardéfaut" style:family="text">
      <style:text-properties style:font-name="Arial" style:font-name-complex="Arial" fo:font-weight="bold" style:font-weight-asian="bold"/>
    </style:style>
    <style:style style:name="T33" style:parent-style-name="Policepardéfaut" style:family="text">
      <style:text-properties style:font-name="Arial" style:font-name-complex="Arial"/>
    </style:style>
    <style:style style:name="P34" style:parent-style-name="Normal" style:family="paragraph">
      <style:paragraph-properties fo:text-indent="0.4916in"/>
    </style:style>
    <style:style style:name="T35" style:parent-style-name="Policepardéfaut" style:family="text">
      <style:text-properties style:font-name="Arial" style:font-name-complex="Arial"/>
    </style:style>
    <style:style style:name="T36" style:parent-style-name="Policepardéfaut" style:family="text">
      <style:text-properties style:font-name="Arial" style:font-name-complex="Arial"/>
    </style:style>
    <style:style style:name="T37" style:parent-style-name="Policepardéfaut" style:family="text">
      <style:text-properties style:font-name="Arial" style:font-name-complex="Arial" fo:font-weight="bold" style:font-weight-asian="bold"/>
    </style:style>
    <style:style style:name="T38" style:parent-style-name="Policepardéfaut" style:family="text">
      <style:text-properties style:font-name="Arial" style:font-name-complex="Arial"/>
    </style:style>
    <style:style style:name="P39" style:parent-style-name="Normal" style:family="paragraph">
      <style:paragraph-properties fo:text-indent="0.4916in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 fo:font-weight="bold" style:font-weight-asian="bold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Courier New" style:font-name-complex="Courier New"/>
    </style:style>
    <style:style style:name="T46" style:parent-style-name="Policepardéfaut" style:family="text">
      <style:text-properties style:font-name="Courier New" style:font-name-complex="Courier New"/>
    </style:style>
    <style:style style:name="T47" style:parent-style-name="Policepardéfaut" style:family="text">
      <style:text-properties style:font-name="Arial" style:font-name-complex="Arial"/>
    </style:style>
    <style:style style:name="P48" style:parent-style-name="Normal" style:family="paragraph">
      <style:paragraph-properties fo:text-indent="0.4916in"/>
    </style:style>
    <style:style style:name="T49" style:parent-style-name="Policepardéfaut" style:family="text">
      <style:text-properties style:font-name="Arial" style:font-name-complex="Arial"/>
    </style:style>
    <style:style style:name="T50" style:parent-style-name="Policepardéfaut" style:family="text">
      <style:text-properties style:font-name="Arial" style:font-name-complex="Arial" fo:font-weight="bold" style:font-weight-asian="bold"/>
    </style:style>
    <style:style style:name="T51" style:parent-style-name="Policepardéfaut" style:family="text">
      <style:text-properties style:font-name="Arial" style:font-name-complex="Arial"/>
    </style:style>
    <style:style style:name="P52" style:parent-style-name="Normal" style:family="paragraph">
      <style:paragraph-properties fo:text-indent="0.4916in"/>
    </style:style>
    <style:style style:name="T53" style:parent-style-name="Policepardéfaut" style:family="text">
      <style:text-properties style:font-name="Arial" style:font-name-complex="Arial"/>
    </style:style>
    <style:style style:name="T54" style:parent-style-name="Policepardéfaut" style:family="text">
      <style:text-properties style:font-name="Arial" style:font-name-complex="Arial"/>
    </style:style>
    <style:style style:name="T55" style:parent-style-name="Policepardéfaut" style:family="text">
      <style:text-properties style:font-name="Courier New" style:font-name-complex="Courier New" fo:font-weight="bold" style:font-weight-asian="bold"/>
    </style:style>
    <style:style style:name="T56" style:parent-style-name="Policepardéfaut" style:family="text">
      <style:text-properties style:font-name="Arial" style:font-name-complex="Arial"/>
    </style:style>
    <style:style style:name="P57" style:parent-style-name="Normal" style:family="paragraph">
      <style:paragraph-properties fo:text-indent="0.4916in"/>
    </style:style>
    <style:style style:name="T58" style:parent-style-name="Policepardéfaut" style:family="text">
      <style:text-properties style:font-name="Arial" style:font-name-complex="Arial"/>
    </style:style>
    <style:style style:name="T59" style:parent-style-name="Policepardéfaut" style:family="text">
      <style:text-properties style:font-name="Arial" style:font-name-complex="Arial" fo:font-weight="bold" style:font-weight-asian="bold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P62" style:parent-style-name="Normal" style:family="paragraph">
      <style:paragraph-properties fo:text-indent="0.4916in"/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Courier New" style:font-name-complex="Courier New"/>
    </style:style>
    <style:style style:name="T65" style:parent-style-name="Policepardéfaut" style:family="text">
      <style:text-properties style:font-name="Arial" style:font-name-complex="Arial"/>
    </style:style>
    <style:style style:name="P66" style:parent-style-name="Normal" style:family="paragraph">
      <style:paragraph-properties fo:text-indent="0.4916in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complex="Arial" fo:font-weight="bold" style:font-weight-asian="bold"/>
    </style:style>
    <style:style style:name="T69" style:parent-style-name="Policepardéfaut" style:family="text">
      <style:text-properties style:font-name="Arial" style:font-name-complex="Arial" fo:font-weight="bold" style:font-weight-asian="bold"/>
    </style:style>
    <style:style style:name="T70" style:parent-style-name="Policepardéfaut" style:family="text">
      <style:text-properties style:font-name="Arial" style:font-name-complex="Arial"/>
    </style:style>
    <style:style style:name="T71" style:parent-style-name="Policepardéfaut" style:family="text">
      <style:text-properties style:font-name="Courier New" style:font-name-complex="Courier New" fo:font-weight="bold" style:font-weight-asian="bold"/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complex="Arial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Courier New" style:font-name-complex="Courier New" fo:font-weight="bold" style:font-weight-asian="bold"/>
    </style:style>
    <style:style style:name="T76" style:parent-style-name="Policepardéfaut" style:family="text">
      <style:text-properties style:font-name="Arial" style:font-name-complex="Arial"/>
    </style:style>
    <style:style style:name="P77" style:parent-style-name="Normal" style:family="paragraph">
      <style:paragraph-properties fo:text-indent="0.4916in"/>
      <style:text-properties style:font-name="Arial" style:font-name-complex="Arial"/>
    </style:style>
    <style:style style:name="P78" style:parent-style-name="Normal" style:family="paragraph">
      <style:paragraph-properties fo:text-indent="0.4916in"/>
    </style:style>
    <style:style style:name="T79" style:parent-style-name="Policepardéfaut" style:family="text">
      <style:text-properties style:font-name="Arial" style:font-name-complex="Arial"/>
    </style:style>
    <style:style style:name="T80" style:parent-style-name="Policepardéfaut" style:family="text">
      <style:text-properties style:font-name="Arial" style:font-name-complex="Arial"/>
    </style:style>
    <style:style style:name="T81" style:parent-style-name="Policepardéfaut" style:family="text">
      <style:text-properties style:font-name="Arial" style:font-name-complex="Arial" fo:font-weight="bold" style:font-weight-asian="bold"/>
    </style:style>
    <style:style style:name="T82" style:parent-style-name="Policepardéfaut" style:family="text">
      <style:text-properties style:font-name="Arial" style:font-name-complex="Arial" fo:font-weight="bold" style:font-weight-asian="bold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complex="Arial" fo:font-weight="bold" style:font-weight-asian="bold"/>
    </style:style>
    <style:style style:name="T85" style:parent-style-name="Policepardéfaut" style:family="text">
      <style:text-properties style:font-name="Arial" style:font-name-complex="Arial"/>
    </style:style>
    <style:style style:name="T86" style:parent-style-name="Policepardéfaut" style:family="text">
      <style:text-properties style:font-name="Arial" style:font-name-complex="Arial" fo:font-weight="bold" style:font-weight-asian="bold"/>
    </style:style>
    <style:style style:name="T87" style:parent-style-name="Policepardéfaut" style:family="text">
      <style:text-properties style:font-name="Arial" style:font-name-complex="Arial" fo:font-weight="bold" style:font-weight-asian="bold"/>
    </style:style>
    <style:style style:name="T88" style:parent-style-name="Policepardéfaut" style:family="text">
      <style:text-properties style:font-name="Arial" style:font-name-complex="Arial"/>
    </style:style>
    <style:style style:name="P89" style:parent-style-name="Normal" style:family="paragraph">
      <style:paragraph-properties fo:text-indent="0.4916in"/>
    </style:style>
    <style:style style:name="T90" style:parent-style-name="Policepardéfaut" style:family="text">
      <style:text-properties style:font-name="Arial" style:font-name-complex="Arial"/>
    </style:style>
    <style:style style:name="T91" style:parent-style-name="Policepardéfaut" style:family="text">
      <style:text-properties style:font-name="Arial" style:font-name-complex="Arial" fo:font-weight="bold" style:font-weight-asian="bold"/>
    </style:style>
    <style:style style:name="T92" style:parent-style-name="Policepardéfaut" style:family="text">
      <style:text-properties style:font-name="Arial" style:font-name-complex="Arial"/>
    </style:style>
    <style:style style:name="T93" style:parent-style-name="Policepardéfaut" style:family="text">
      <style:text-properties style:font-name="Courier New" style:font-name-complex="Courier New" fo:font-weight="bold" style:font-weight-asian="bold"/>
    </style:style>
    <style:style style:name="T94" style:parent-style-name="Policepardéfaut" style:family="text">
      <style:text-properties style:font-name="Arial" style:font-name-complex="Arial"/>
    </style:style>
    <style:style style:name="T95" style:parent-style-name="Policepardéfaut" style:family="text">
      <style:text-properties style:font-name="Arial" style:font-name-complex="Arial"/>
    </style:style>
    <style:style style:name="P96" style:parent-style-name="Normal" style:family="paragraph">
      <style:paragraph-properties fo:text-indent="0.4916in"/>
    </style:style>
    <style:style style:name="T97" style:parent-style-name="Policepardéfaut" style:family="text">
      <style:text-properties style:font-name="Arial" style:font-name-complex="Arial"/>
    </style:style>
    <style:style style:name="T98" style:parent-style-name="Policepardéfaut" style:family="text">
      <style:text-properties style:font-name="Arial" style:font-name-complex="Arial" fo:font-weight="bold" style:font-weight-asian="bold"/>
    </style:style>
    <style:style style:name="T99" style:parent-style-name="Policepardéfaut" style:family="text">
      <style:text-properties style:font-name="Arial" style:font-name-complex="Arial"/>
    </style:style>
    <style:style style:name="T100" style:parent-style-name="Policepardéfaut" style:family="text">
      <style:text-properties style:font-name="Courier New" style:font-name-complex="Courier New" fo:font-weight="bold" style:font-weight-asian="bold"/>
    </style:style>
    <style:style style:name="T101" style:parent-style-name="Policepardéfaut" style:family="text">
      <style:text-properties style:font-name="Arial" style:font-name-complex="Arial"/>
    </style:style>
    <style:style style:name="P102" style:parent-style-name="Normal" style:family="paragraph">
      <style:paragraph-properties fo:text-indent="0.4916in"/>
    </style:style>
    <style:style style:name="T103" style:parent-style-name="Policepardéfaut" style:family="text">
      <style:text-properties style:font-name="Arial" style:font-name-complex="Arial"/>
    </style:style>
    <style:style style:name="T104" style:parent-style-name="Policepardéfaut" style:family="text">
      <style:text-properties style:font-name="Arial" style:font-name-complex="Arial"/>
    </style:style>
    <style:style style:name="T105" style:parent-style-name="Policepardéfaut" style:family="text">
      <style:text-properties style:font-name="Arial" style:font-name-complex="Arial" fo:font-weight="bold" style:font-weight-asian="bold"/>
    </style:style>
    <style:style style:name="T106" style:parent-style-name="Policepardéfaut" style:family="text">
      <style:text-properties style:font-name="Arial" style:font-name-complex="Arial"/>
    </style:style>
    <style:style style:name="P107" style:parent-style-name="Normal" style:family="paragraph">
      <style:paragraph-properties fo:text-indent="0.4916in"/>
      <style:text-properties style:font-name="Arial" style:font-name-complex="Arial"/>
    </style:style>
    <style:style style:name="T108" style:parent-style-name="Policepardéfaut" style:family="text">
      <style:text-properties style:font-name="Arial" style:font-name-complex="Arial"/>
    </style:style>
    <style:style style:name="T109" style:parent-style-name="Policepardéfaut" style:family="text">
      <style:text-properties style:font-name="Arial" style:font-name-complex="Arial" fo:font-weight="bold" style:font-weight-asian="bold"/>
    </style:style>
    <style:style style:name="T110" style:parent-style-name="Policepardéfaut" style:family="text">
      <style:text-properties style:font-name="Arial" style:font-name-complex="Arial"/>
    </style:style>
    <style:style style:name="P111" style:parent-style-name="Normal" style:family="paragraph">
      <style:paragraph-properties fo:text-indent="0.4916in"/>
    </style:style>
    <style:style style:name="T112" style:parent-style-name="Policepardéfaut" style:family="text">
      <style:text-properties style:font-name="Arial" style:font-name-complex="Arial"/>
    </style:style>
    <style:style style:name="T113" style:parent-style-name="Policepardéfaut" style:family="text">
      <style:text-properties style:font-name="Arial" style:font-name-complex="Arial" fo:font-weight="bold" style:font-weight-asian="bold"/>
    </style:style>
    <style:style style:name="T114" style:parent-style-name="Policepardéfaut" style:family="text">
      <style:text-properties style:font-name="Arial" style:font-name-complex="Arial"/>
    </style:style>
    <style:style style:name="P115" style:parent-style-name="Normal" style:family="paragraph">
      <style:paragraph-properties fo:text-indent="0.4916in"/>
    </style:style>
    <style:style style:name="T116" style:parent-style-name="Policepardéfaut" style:family="text">
      <style:text-properties style:font-name="Arial" style:font-name-complex="Arial"/>
    </style:style>
    <style:style style:name="T117" style:parent-style-name="Policepardéfaut" style:family="text">
      <style:text-properties style:font-name="Courier New" style:font-name-complex="Courier New" fo:font-weight="bold" style:font-weight-asian="bold"/>
    </style:style>
    <style:style style:name="T118" style:parent-style-name="Policepardéfaut" style:family="text">
      <style:text-properties style:font-name="Arial" style:font-name-complex="Arial" fo:font-weight="bold" style:font-weight-asian="bold"/>
    </style:style>
    <style:style style:name="T119" style:parent-style-name="Policepardéfaut" style:family="text">
      <style:text-properties style:font-name="Arial" style:font-name-complex="Arial"/>
    </style:style>
    <style:style style:name="T120" style:parent-style-name="Policepardéfaut" style:family="text">
      <style:text-properties style:font-name="Arial" style:font-name-complex="Arial" fo:font-weight="bold" style:font-weight-asian="bold"/>
    </style:style>
    <style:style style:name="T121" style:parent-style-name="Policepardéfaut" style:family="text">
      <style:text-properties style:font-name="Arial" style:font-name-complex="Arial"/>
    </style:style>
    <style:style style:name="P122" style:parent-style-name="Normal" style:family="paragraph">
      <style:paragraph-properties fo:text-indent="0.4916in"/>
    </style:style>
    <style:style style:name="T123" style:parent-style-name="Policepardéfaut" style:family="text">
      <style:text-properties style:font-name="Arial" style:font-name-complex="Arial"/>
    </style:style>
    <style:style style:name="T124" style:parent-style-name="Policepardéfaut" style:family="text">
      <style:text-properties style:font-name="Courier New" style:font-name-complex="Courier New" fo:font-weight="bold" style:font-weight-asian="bold"/>
    </style:style>
    <style:style style:name="T125" style:parent-style-name="Policepardéfaut" style:family="text">
      <style:text-properties style:font-name="Arial" style:font-name-complex="Arial"/>
    </style:style>
    <style:style style:name="T126" style:parent-style-name="Policepardéfaut" style:family="text">
      <style:text-properties style:font-name="Arial" style:font-name-complex="Arial"/>
    </style:style>
    <style:style style:name="T127" style:parent-style-name="Policepardéfaut" style:family="text">
      <style:text-properties style:font-name="Courier New" style:font-name-complex="Courier New"/>
    </style:style>
    <style:style style:name="T128" style:parent-style-name="Policepardéfaut" style:family="text">
      <style:text-properties style:font-name="Arial" style:font-name-complex="Arial"/>
    </style:style>
    <style:style style:name="P129" style:parent-style-name="Normal" style:family="paragraph">
      <style:paragraph-properties fo:text-indent="0.4916in"/>
    </style:style>
    <style:style style:name="T130" style:parent-style-name="Policepardéfaut" style:family="text">
      <style:text-properties style:font-name="Arial" style:font-name-complex="Arial"/>
    </style:style>
    <style:style style:name="T131" style:parent-style-name="Policepardéfaut" style:family="text">
      <style:text-properties style:font-name="Courier New" style:font-name-complex="Courier New" fo:font-weight="bold" style:font-weight-asian="bold"/>
    </style:style>
    <style:style style:name="T132" style:parent-style-name="Policepardéfaut" style:family="text">
      <style:text-properties style:font-name="Arial" style:font-name-complex="Arial"/>
    </style:style>
    <style:style style:name="T133" style:parent-style-name="Policepardéfaut" style:family="text">
      <style:text-properties style:font-name="Courier New" style:font-name-complex="Courier New"/>
    </style:style>
    <style:style style:name="T134" style:parent-style-name="Policepardéfaut" style:family="text">
      <style:text-properties style:font-name="Arial" style:font-name-complex="Arial"/>
    </style:style>
    <style:style style:name="T135" style:parent-style-name="Policepardéfaut" style:family="text">
      <style:text-properties style:font-name="Courier New" style:font-name-complex="Courier New"/>
    </style:style>
    <style:style style:name="T136" style:parent-style-name="Policepardéfaut" style:family="text">
      <style:text-properties style:font-name="Arial" style:font-name-complex="Arial"/>
    </style:style>
    <style:style style:name="P137" style:parent-style-name="Normal" style:family="paragraph">
      <style:paragraph-properties fo:text-indent="0.4916in"/>
    </style:style>
    <style:style style:name="T138" style:parent-style-name="Policepardéfaut" style:family="text">
      <style:text-properties style:font-name="Arial" style:font-name-complex="Arial"/>
    </style:style>
    <style:style style:name="T139" style:parent-style-name="Policepardéfaut" style:family="text">
      <style:text-properties style:font-name="Courier New" style:font-name-complex="Courier New" fo:font-weight="bold" style:font-weight-asian="bold"/>
    </style:style>
    <style:style style:name="T140" style:parent-style-name="Policepardéfaut" style:family="text">
      <style:text-properties style:font-name="Arial" style:font-name-complex="Arial"/>
    </style:style>
    <style:style style:name="T141" style:parent-style-name="Policepardéfaut" style:family="text">
      <style:text-properties style:font-name="Courier New" style:font-name-complex="Courier New"/>
    </style:style>
    <style:style style:name="P142" style:parent-style-name="Normal" style:family="paragraph">
      <style:paragraph-properties fo:text-indent="0.4916in"/>
    </style:style>
    <style:style style:name="T143" style:parent-style-name="Policepardéfaut" style:family="text">
      <style:text-properties style:font-name="Arial" style:font-name-complex="Arial"/>
    </style:style>
    <style:style style:name="T144" style:parent-style-name="Policepardéfaut" style:family="text">
      <style:text-properties style:font-name="Courier New" style:font-name-complex="Courier New" fo:font-weight="bold" style:font-weight-asian="bold"/>
    </style:style>
    <style:style style:name="T145" style:parent-style-name="Policepardéfaut" style:family="text">
      <style:text-properties style:font-name="Arial" style:font-name-complex="Arial"/>
    </style:style>
    <style:style style:name="T146" style:parent-style-name="Policepardéfaut" style:family="text">
      <style:text-properties style:font-name="Courier New" style:font-name-complex="Courier New"/>
    </style:style>
    <style:style style:name="P147" style:parent-style-name="Normal" style:family="paragraph">
      <style:paragraph-properties fo:text-indent="0.4916in"/>
    </style:style>
    <style:style style:name="T148" style:parent-style-name="Policepardéfaut" style:family="text">
      <style:text-properties style:font-name="Arial" style:font-name-complex="Arial"/>
    </style:style>
    <style:style style:name="T149" style:parent-style-name="Policepardéfaut" style:family="text">
      <style:text-properties style:font-name="Courier New" style:font-name-complex="Courier New" fo:font-weight="bold" style:font-weight-asian="bold"/>
    </style:style>
    <style:style style:name="T150" style:parent-style-name="Policepardéfaut" style:family="text">
      <style:text-properties style:font-name="Arial" style:font-name-complex="Arial"/>
    </style:style>
    <style:style style:name="T151" style:parent-style-name="Policepardéfaut" style:family="text">
      <style:text-properties style:font-name="Arial" style:font-name-complex="Arial"/>
    </style:style>
    <style:style style:name="P152" style:parent-style-name="Normal" style:family="paragraph">
      <style:paragraph-properties fo:text-indent="0.4916in"/>
      <style:text-properties style:font-name="Arial" style:font-name-complex="Arial"/>
    </style:style>
    <style:style style:name="P153" style:parent-style-name="Normal" style:family="paragraph">
      <style:paragraph-properties fo:text-indent="0.4916in"/>
    </style:style>
    <style:style style:name="T154" style:parent-style-name="Policepardéfaut" style:family="text">
      <style:text-properties style:font-name="Arial" style:font-name-complex="Arial"/>
    </style:style>
    <style:style style:name="T155" style:parent-style-name="Policepardéfaut" style:family="text">
      <style:text-properties style:font-name="Arial" style:font-name-complex="Arial" fo:font-weight="bold" style:font-weight-asian="bold"/>
    </style:style>
    <style:style style:name="T156" style:parent-style-name="Policepardéfaut" style:family="text">
      <style:text-properties style:font-name="Arial" style:font-name-complex="Arial"/>
    </style:style>
    <style:style style:name="T157" style:parent-style-name="Policepardéfaut" style:family="text">
      <style:text-properties style:font-name="Arial" style:font-name-complex="Arial" fo:font-weight="bold" style:font-weight-asian="bold"/>
    </style:style>
    <style:style style:name="T158" style:parent-style-name="Policepardéfaut" style:family="text">
      <style:text-properties style:font-name="Arial" style:font-name-complex="Arial"/>
    </style:style>
    <style:style style:name="T159" style:parent-style-name="Policepardéfaut" style:family="text">
      <style:text-properties style:font-name="Arial" style:font-name-complex="Arial" fo:font-weight="bold" style:font-weight-asian="bold"/>
    </style:style>
    <style:style style:name="T160" style:parent-style-name="Policepardéfaut" style:family="text">
      <style:text-properties style:font-name="Arial" style:font-name-complex="Arial"/>
    </style:style>
    <style:style style:name="T161" style:parent-style-name="Policepardéfaut" style:family="text">
      <style:text-properties style:font-name="Courier New" style:font-name-complex="Courier New" fo:font-weight="bold" style:font-weight-asian="bold"/>
    </style:style>
    <style:style style:name="T162" style:parent-style-name="Policepardéfaut" style:family="text">
      <style:text-properties style:font-name="Arial" style:font-name-complex="Arial"/>
    </style:style>
    <style:style style:name="T163" style:parent-style-name="Policepardéfaut" style:family="text">
      <style:text-properties style:font-name="Courier New" style:font-name-complex="Courier New" fo:font-weight="bold" style:font-weight-asian="bold"/>
    </style:style>
    <style:style style:name="T164" style:parent-style-name="Policepardéfaut" style:family="text">
      <style:text-properties style:font-name="Arial" style:font-name-complex="Arial"/>
    </style:style>
    <style:style style:name="P165" style:parent-style-name="Normal" style:family="paragraph">
      <style:paragraph-properties fo:text-indent="0.4916in"/>
      <style:text-properties style:font-name="Arial" style:font-name-complex="Arial"/>
    </style:style>
    <style:style style:name="P166" style:parent-style-name="Titre1" style:family="paragraph">
      <style:text-properties style:font-name="Arial" style:font-name-complex="Arial" fo:font-size="14pt" style:font-size-asian="14pt"/>
    </style:style>
    <style:style style:name="P167" style:parent-style-name="Titre2" style:family="paragraph">
      <style:text-properties style:font-name="Arial" style:font-name-complex="Arial"/>
    </style:style>
    <style:style style:name="T168" style:parent-style-name="Policepardéfaut" style:family="text">
      <style:text-properties style:font-name="Arial" style:font-name-complex="Arial"/>
    </style:style>
    <style:style style:name="T169" style:parent-style-name="Policepardéfaut" style:family="text">
      <style:text-properties style:font-name="Courier New" style:font-name-complex="Courier New"/>
    </style:style>
    <style:style style:name="T170" style:parent-style-name="Policepardéfaut" style:family="text">
      <style:text-properties style:font-name="Arial" style:font-name-complex="Arial"/>
    </style:style>
    <style:style style:name="T171" style:parent-style-name="Policepardéfaut" style:family="text">
      <style:text-properties style:font-name="Arial" style:font-name-complex="Arial"/>
    </style:style>
    <style:style style:name="T172" style:parent-style-name="Policepardéfaut" style:family="text">
      <style:text-properties style:font-name="Courier New" style:font-name-complex="Courier New"/>
    </style:style>
    <style:style style:name="T173" style:parent-style-name="Policepardéfaut" style:family="text">
      <style:text-properties style:font-name="Arial" style:font-name-complex="Arial"/>
    </style:style>
    <style:style style:name="T174" style:parent-style-name="Policepardéfaut" style:family="text">
      <style:text-properties style:font-name="Arial" style:font-name-complex="Arial"/>
    </style:style>
    <style:style style:name="P175" style:parent-style-name="Normal" style:family="paragraph">
      <style:paragraph-properties fo:background-color="#0D0D0D"/>
      <style:text-properties style:font-name="Courier New" style:font-name-complex="Courier New" fo:color="#00B050"/>
    </style:style>
    <style:style style:name="P176" style:parent-style-name="Normal" style:family="paragraph">
      <style:text-properties style:font-name="Arial" style:font-name-complex="Arial"/>
    </style:style>
    <style:style style:name="P177" style:parent-style-name="Normal" style:family="paragraph">
      <style:paragraph-properties fo:text-indent="0.4916in"/>
    </style:style>
    <style:style style:name="T178" style:parent-style-name="Policepardéfaut" style:family="text">
      <style:text-properties style:font-name="Arial" style:font-name-complex="Arial"/>
    </style:style>
    <style:style style:name="T179" style:parent-style-name="Policepardéfaut" style:family="text">
      <style:text-properties style:font-name="Courier New" style:font-name-complex="Courier New"/>
    </style:style>
    <style:style style:name="T180" style:parent-style-name="Policepardéfaut" style:family="text">
      <style:text-properties style:font-name="Arial" style:font-name-complex="Arial"/>
    </style:style>
    <style:style style:name="P181" style:parent-style-name="Normal" style:family="paragraph">
      <style:paragraph-properties fo:background-color="#0D0D0D"/>
    </style:style>
    <style:style style:name="T182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183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184" style:parent-style-name="Policepardéfaut" style:family="text">
      <style:text-properties style:font-name="Arial" style:font-name-complex="Arial" fo:color="#00B050"/>
    </style:style>
    <style:style style:name="T185" style:parent-style-name="Policepardéfaut" style:family="text">
      <style:text-properties style:font-name="Arial" style:font-name-complex="Arial"/>
    </style:style>
    <style:style style:name="T186" style:parent-style-name="Policepardéfaut" style:family="text">
      <style:text-properties style:font-name="Courier New" style:font-name-complex="Courier New"/>
    </style:style>
    <style:style style:name="T187" style:parent-style-name="Policepardéfaut" style:family="text">
      <style:text-properties style:font-name="Arial" style:font-name-complex="Arial"/>
    </style:style>
    <style:style style:name="T188" style:parent-style-name="Policepardéfaut" style:family="text">
      <style:text-properties style:font-name="Arial" style:font-name-complex="Arial"/>
    </style:style>
    <style:style style:name="T189" style:parent-style-name="Policepardéfaut" style:family="text">
      <style:text-properties style:font-name="Courier New" style:font-name-complex="Courier New"/>
    </style:style>
    <style:style style:name="T190" style:parent-style-name="Policepardéfaut" style:family="text">
      <style:text-properties style:font-name="Arial" style:font-name-complex="Arial"/>
    </style:style>
    <style:style style:name="T191" style:parent-style-name="Policepardéfaut" style:family="text">
      <style:text-properties style:font-name="Arial" style:font-name-complex="Arial"/>
    </style:style>
    <style:style style:name="T192" style:parent-style-name="Policepardéfaut" style:family="text">
      <style:text-properties style:font-name="Courier New" style:font-name-complex="Courier New" fo:font-weight="bold" style:font-weight-asian="bold"/>
    </style:style>
    <style:style style:name="T193" style:parent-style-name="Policepardéfaut" style:family="text">
      <style:text-properties style:font-name="Arial" style:font-name-complex="Arial"/>
    </style:style>
    <style:style style:name="T194" style:parent-style-name="Policepardéfaut" style:family="text">
      <style:text-properties style:font-name="Courier New" style:font-name-complex="Courier New" fo:font-weight="bold" style:font-weight-asian="bold"/>
    </style:style>
    <style:style style:name="T195" style:parent-style-name="Policepardéfaut" style:family="text">
      <style:text-properties style:font-name="Arial" style:font-name-complex="Arial"/>
    </style:style>
    <style:style style:name="T196" style:parent-style-name="Policepardéfaut" style:family="text">
      <style:text-properties style:font-name="Courier New" style:font-name-complex="Courier New" fo:font-weight="bold" style:font-weight-asian="bold"/>
    </style:style>
    <style:style style:name="T197" style:parent-style-name="Policepardéfaut" style:family="text">
      <style:text-properties style:font-name="Arial" style:font-name-complex="Arial"/>
    </style:style>
    <style:style style:name="P198" style:parent-style-name="Normal" style:family="paragraph">
      <style:paragraph-properties fo:background-color="#0D0D0D"/>
    </style:style>
    <style:style style:name="T199" style:parent-style-name="Policepardéfaut" style:family="text">
      <style:text-properties style:font-name="Arial" style:font-name-complex="Arial"/>
    </style:style>
    <style:style style:name="T200" style:parent-style-name="Policepardéfaut" style:family="text">
      <style:text-properties style:font-name="Courier New" style:font-name-complex="Arial" fo:color="#00B050"/>
    </style:style>
    <style:style style:name="P201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2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3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4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5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6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7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08" style:parent-style-name="Normal" style:family="paragraph">
      <style:text-properties style:font-name="Arial" style:font-name-complex="Arial"/>
    </style:style>
    <style:style style:name="T209" style:parent-style-name="Policepardéfaut" style:family="text">
      <style:text-properties style:font-name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Courier New" style:font-name-complex="Courier New" fo:font-weight="bold" style:font-weight-asian="bold"/>
    </style:style>
    <style:style style:name="P212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3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4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5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6" style:parent-style-name="Normal" style:family="paragraph">
      <style:text-properties style:font-name="Courier New" style:font-name-complex="Arial"/>
    </style:style>
    <style:style style:name="T217" style:parent-style-name="Policepardéfaut" style:family="text">
      <style:text-properties style:font-name="Arial" style:font-name-complex="Arial"/>
    </style:style>
    <style:style style:name="T218" style:parent-style-name="Policepardéfaut" style:family="text">
      <style:text-properties style:font-name="Courier New" style:font-name-complex="Arial"/>
    </style:style>
    <style:style style:name="T219" style:parent-style-name="Policepardéfaut" style:family="text">
      <style:text-properties style:font-name="Courier New" style:font-name-complex="Arial" fo:font-weight="bold" style:font-weight-asian="bold"/>
    </style:style>
    <style:style style:name="T220" style:parent-style-name="Policepardéfaut" style:family="text">
      <style:text-properties style:font-name="Arial" style:font-name-complex="Arial"/>
    </style:style>
    <style:style style:name="T221" style:parent-style-name="Policepardéfaut" style:family="text">
      <style:text-properties style:font-name="Arial" style:font-name-complex="Arial" fo:font-weight="bold" style:font-weight-asian="bold"/>
    </style:style>
    <style:style style:name="T222" style:parent-style-name="Policepardéfaut" style:family="text">
      <style:text-properties style:font-name="Arial" style:font-name-complex="Arial"/>
    </style:style>
    <style:style style:name="T223" style:parent-style-name="Policepardéfaut" style:family="text">
      <style:text-properties style:font-name="Arial" style:font-name-complex="Arial"/>
    </style:style>
    <style:style style:name="P224" style:parent-style-name="Normal" style:family="paragraph">
      <style:paragraph-properties fo:background-color="#0D0D0D"/>
      <style:text-properties style:font-name="Courier New" style:font-name-complex="Arial" fo:color="#00B050"/>
    </style:style>
    <style:style style:name="P225" style:parent-style-name="Normal" style:family="paragraph">
      <style:paragraph-properties fo:background-color="#0D0D0D"/>
      <style:text-properties style:font-name="Courier New" style:font-name-complex="Arial" fo:color="#00B050"/>
    </style:style>
    <style:style style:name="P226" style:parent-style-name="Normal" style:family="paragraph">
      <style:text-properties style:font-name="Courier New" style:font-name-complex="Arial"/>
    </style:style>
    <style:style style:name="P227" style:parent-style-name="Normal" style:family="paragraph">
      <style:text-properties style:font-name="Arial" style:font-name-complex="Arial"/>
    </style:style>
    <style:style style:name="P228" style:parent-style-name="Normal" style:family="paragraph">
      <style:paragraph-properties fo:background-color="#0D0D0D"/>
    </style:style>
    <style:style style:name="T229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230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231" style:parent-style-name="Policepardéfaut" style:family="text">
      <style:text-properties style:font-name="Courier New" style:font-name-complex="Arial" fo:color="#00B050"/>
    </style:style>
    <style:style style:name="T232" style:parent-style-name="Policepardéfaut" style:family="text">
      <style:text-properties style:font-name="Arial" style:font-name-complex="Arial"/>
    </style:style>
    <style:style style:name="T233" style:parent-style-name="Policepardéfaut" style:family="text">
      <style:text-properties style:font-name="Courier New" style:font-name-complex="Arial"/>
    </style:style>
    <style:style style:name="P234" style:parent-style-name="Normal" style:family="paragraph">
      <style:paragraph-properties fo:background-color="#0D0D0D"/>
      <style:text-properties style:font-name="Courier New" style:font-name-complex="Arial" fo:font-weight="bold" style:font-weight-asian="bold" fo:color="#00B050"/>
    </style:style>
    <style:style style:name="P235" style:parent-style-name="Normal" style:family="paragraph">
      <style:text-properties style:font-name="Courier New" style:font-name-complex="Arial" fo:font-weight="bold" style:font-weight-asian="bold"/>
    </style:style>
    <style:style style:name="P236" style:parent-style-name="Titre2" style:family="paragraph">
      <style:text-properties style:font-name="Arial" style:font-name-complex="Arial"/>
    </style:style>
    <style:style style:name="T237" style:parent-style-name="Policepardéfaut" style:family="text">
      <style:text-properties style:font-name="Arial"/>
    </style:style>
    <style:style style:name="T238" style:parent-style-name="Policepardéfaut" style:family="text">
      <style:text-properties style:font-name="Arial"/>
    </style:style>
    <style:style style:name="T239" style:parent-style-name="Policepardéfaut" style:family="text">
      <style:text-properties style:font-name="Arial" fo:font-weight="bold" style:font-weight-asian="bold"/>
    </style:style>
    <style:style style:name="T240" style:parent-style-name="Policepardéfaut" style:family="text">
      <style:text-properties style:font-name="Arial"/>
    </style:style>
    <style:style style:name="T241" style:parent-style-name="Policepardéfaut" style:family="text">
      <style:text-properties style:font-name="Arial" fo:font-weight="bold" style:font-weight-asian="bold"/>
    </style:style>
    <style:style style:name="T242" style:parent-style-name="Policepardéfaut" style:family="text">
      <style:text-properties style:font-name="Arial"/>
    </style:style>
    <style:style style:name="P243" style:parent-style-name="Normal" style:family="paragraph">
      <style:text-properties style:font-name="Courier New" style:font-name-complex="Arial"/>
    </style:style>
    <style:style style:name="P244" style:parent-style-name="Titre2" style:family="paragraph">
      <style:text-properties style:font-name="Arial" style:font-name-complex="Arial"/>
    </style:style>
    <style:style style:name="T245" style:parent-style-name="Policepardéfaut" style:family="text">
      <style:text-properties style:font-name="Arial" style:font-name-complex="Arial"/>
    </style:style>
    <style:style style:name="T246" style:parent-style-name="Policepardéfaut" style:family="text">
      <style:text-properties style:font-name="Arial" style:font-name-complex="Arial" fo:background-color="#FFFF00"/>
    </style:style>
    <style:style style:name="T247" style:parent-style-name="Policepardéfaut" style:family="text">
      <style:text-properties style:font-name="Arial" style:font-name-complex="Arial" fo:background-color="#FFFF00"/>
    </style:style>
    <style:style style:name="T248" style:parent-style-name="Policepardéfaut" style:family="text">
      <style:text-properties style:font-name="Arial" style:font-name-complex="Arial" fo:background-color="#FFFF00"/>
    </style:style>
    <style:style style:name="T249" style:parent-style-name="Policepardéfaut" style:family="text">
      <style:text-properties style:font-name="Arial" style:font-name-complex="Arial" fo:background-color="#FFFF00"/>
    </style:style>
    <style:style style:name="T250" style:parent-style-name="Policepardéfaut" style:family="text">
      <style:text-properties style:font-name="Arial" style:font-name-complex="Arial"/>
    </style:style>
    <style:style style:name="P251" style:parent-style-name="Normal" style:family="paragraph">
      <style:text-properties style:font-name="Courier New" style:font-name-complex="Arial"/>
    </style:style>
    <style:style style:name="P252" style:parent-style-name="Titre2" style:family="paragraph">
      <style:text-properties style:font-name="Arial" style:font-name-complex="Arial"/>
    </style:style>
    <style:style style:name="P253" style:parent-style-name="Normal" style:family="paragraph">
      <style:paragraph-properties fo:text-indent="0.4916in"/>
    </style:style>
    <style:style style:name="T254" style:parent-style-name="Policepardéfaut" style:family="text">
      <style:text-properties style:font-name="Arial" style:font-name-complex="Arial"/>
    </style:style>
    <style:style style:name="T255" style:parent-style-name="Policepardéfaut" style:family="text">
      <style:text-properties style:font-name="Arial" style:font-name-complex="Arial"/>
    </style:style>
    <style:style style:name="T256" style:parent-style-name="Policepardéfaut" style:family="text">
      <style:text-properties style:font-name="Courier New" style:font-name-complex="Courier New"/>
    </style:style>
    <style:style style:name="T257" style:parent-style-name="Policepardéfaut" style:family="text">
      <style:text-properties style:font-name="Arial" style:font-name-complex="Arial"/>
    </style:style>
    <style:style style:name="T258" style:parent-style-name="Policepardéfaut" style:family="text">
      <style:text-properties style:font-name="Courier New" style:font-name-complex="Courier New"/>
    </style:style>
    <style:style style:name="T259" style:parent-style-name="Policepardéfaut" style:family="text">
      <style:text-properties style:font-name="Arial" style:font-name-complex="Arial"/>
    </style:style>
    <style:style style:name="T260" style:parent-style-name="Policepardéfaut" style:family="text">
      <style:text-properties style:font-name="Arial" style:font-name-complex="Arial"/>
    </style:style>
    <style:style style:name="T261" style:parent-style-name="Policepardéfaut" style:family="text">
      <style:text-properties style:font-name="Courier New" style:font-name-complex="Courier New"/>
    </style:style>
    <style:style style:name="T262" style:parent-style-name="Policepardéfaut" style:family="text">
      <style:text-properties style:font-name="Arial" style:font-name-complex="Arial"/>
    </style:style>
    <style:style style:name="T263" style:parent-style-name="Policepardéfaut" style:family="text">
      <style:text-properties style:font-name="Courier New" style:font-name-complex="Courier New"/>
    </style:style>
    <style:style style:name="T264" style:parent-style-name="Policepardéfaut" style:family="text">
      <style:text-properties style:font-name="Arial" style:font-name-complex="Arial"/>
    </style:style>
    <style:style style:name="T265" style:parent-style-name="Policepardéfaut" style:family="text">
      <style:text-properties style:font-name="Arial" style:font-name-complex="Arial"/>
    </style:style>
    <style:style style:name="T266" style:parent-style-name="Policepardéfaut" style:family="text">
      <style:text-properties style:font-name="Courier New" style:font-name-complex="Courier New" fo:font-weight="bold" style:font-weight-asian="bold"/>
    </style:style>
    <style:style style:name="T267" style:parent-style-name="Policepardéfaut" style:family="text">
      <style:text-properties style:font-name="Arial" style:font-name-complex="Arial"/>
    </style:style>
    <style:style style:name="T268" style:parent-style-name="Policepardéfaut" style:family="text">
      <style:text-properties style:font-name="Courier New" style:font-name-complex="Courier New" fo:font-weight="bold" style:font-weight-asian="bold"/>
    </style:style>
    <style:style style:name="T269" style:parent-style-name="Policepardéfaut" style:family="text">
      <style:text-properties style:font-name="Arial" style:font-name-complex="Arial"/>
    </style:style>
    <style:style style:name="T270" style:parent-style-name="Policepardéfaut" style:family="text">
      <style:text-properties style:font-name="Courier New" style:font-name-complex="Courier New" fo:font-weight="bold" style:font-weight-asian="bold"/>
    </style:style>
    <style:style style:name="T271" style:parent-style-name="Policepardéfaut" style:family="text">
      <style:text-properties style:font-name="Arial" style:font-name-complex="Arial"/>
    </style:style>
    <style:style style:name="T272" style:parent-style-name="Policepardéfaut" style:family="text">
      <style:text-properties style:font-name="Courier New" style:font-name-complex="Courier New" fo:font-weight="bold" style:font-weight-asian="bold"/>
    </style:style>
    <style:style style:name="T273" style:parent-style-name="Policepardéfaut" style:family="text">
      <style:text-properties style:font-name="Arial" style:font-name-complex="Arial"/>
    </style:style>
    <style:style style:name="T274" style:parent-style-name="Policepardéfaut" style:family="text">
      <style:text-properties style:font-name="Courier New" style:font-name-complex="Courier New" fo:font-weight="bold" style:font-weight-asian="bold"/>
    </style:style>
    <style:style style:name="T275" style:parent-style-name="Policepardéfaut" style:family="text">
      <style:text-properties style:font-name="Arial" style:font-name-complex="Arial"/>
    </style:style>
    <style:style style:name="T276" style:parent-style-name="Policepardéfaut" style:family="text">
      <style:text-properties style:font-name="Arial" style:font-name-complex="Arial"/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Courier New" style:font-name-complex="Arial" fo:font-weight="bold" style:font-weight-asian="bold" fo:color="#00B050" fo:background-color="#0D0D0D"/>
    </style:style>
    <style:style style:name="T279" style:parent-style-name="Policepardéfaut" style:family="text">
      <style:text-properties style:font-name="Courier New" style:font-name-complex="Arial" fo:font-weight="bold" style:font-weight-asian="bold" fo:color="#00B050" fo:background-color="#0D0D0D"/>
    </style:style>
    <style:style style:name="P280" style:parent-style-name="Normal" style:family="paragraph">
      <style:text-properties style:font-name="Arial" style:font-name-complex="Arial"/>
    </style:style>
    <style:style style:name="P281" style:parent-style-name="Normal" style:family="paragraph">
      <style:paragraph-properties fo:background-color="#0D0D0D"/>
    </style:style>
    <style:style style:name="T282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283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284" style:parent-style-name="Policepardéfaut" style:family="text">
      <style:text-properties style:font-name="Arial" style:font-name-complex="Arial"/>
    </style:style>
    <style:style style:name="P285" style:parent-style-name="Normal" style:family="paragraph">
      <style:text-properties style:font-name="Arial" style:font-name-complex="Arial"/>
    </style:style>
    <style:style style:name="P286" style:parent-style-name="Normal" style:family="paragraph">
      <style:text-properties style:font-name="Arial" style:font-name-complex="Arial"/>
    </style:style>
    <style:style style:name="P287" style:parent-style-name="Normal" style:family="paragraph">
      <style:paragraph-properties fo:background-color="#0D0D0D"/>
    </style:style>
    <style:style style:name="T288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89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90" style:parent-style-name="Policepardéfaut" style:family="text">
      <style:text-properties style:font-name="Arial" style:font-name-complex="Arial" fo:color="#00B050"/>
    </style:style>
    <style:style style:name="P291" style:parent-style-name="Normal" style:family="paragraph">
      <style:text-properties style:font-name="Arial" style:font-name-complex="Arial"/>
    </style:style>
    <style:style style:name="P292" style:parent-style-name="Normal" style:family="paragraph">
      <style:paragraph-properties fo:background-color="#0D0D0D"/>
    </style:style>
    <style:style style:name="T293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94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P295" style:parent-style-name="Normal" style:family="paragraph">
      <style:paragraph-properties fo:text-indent="0.4916in"/>
      <style:text-properties style:font-name="Arial" style:font-name-complex="Arial"/>
    </style:style>
    <style:style style:name="P296" style:parent-style-name="Normal" style:family="paragraph">
      <style:paragraph-properties fo:background-color="#0D0D0D"/>
    </style:style>
    <style:style style:name="T297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98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99" style:parent-style-name="Policepardéfaut" style:family="text">
      <style:text-properties style:font-name="Arial" style:font-name-complex="Arial"/>
    </style:style>
    <style:style style:name="T300" style:parent-style-name="Policepardéfaut" style:family="text">
      <style:text-properties style:font-name="Courier New" style:font-name-complex="Courier New" fo:font-weight="bold" style:font-weight-asian="bold"/>
    </style:style>
    <style:style style:name="T301" style:parent-style-name="Policepardéfaut" style:family="text">
      <style:text-properties style:font-name="Arial" style:font-name-complex="Arial"/>
    </style:style>
    <style:style style:name="T302" style:parent-style-name="Policepardéfaut" style:family="text">
      <style:text-properties style:font-name="Courier New" style:font-name-complex="Courier New" fo:font-weight="bold" style:font-weight-asian="bold"/>
    </style:style>
    <style:style style:name="T303" style:parent-style-name="Policepardéfaut" style:family="text">
      <style:text-properties style:font-name="Courier New" style:font-name-complex="Courier New"/>
    </style:style>
    <style:style style:name="P304" style:parent-style-name="Normal" style:family="paragraph">
      <style:paragraph-properties fo:text-indent="0.4916in"/>
    </style:style>
    <style:style style:name="T305" style:parent-style-name="Policepardéfaut" style:family="text">
      <style:text-properties style:font-name="Arial" style:font-name-complex="Arial"/>
    </style:style>
    <style:style style:name="T306" style:parent-style-name="Policepardéfaut" style:family="text">
      <style:text-properties style:font-name="Arial" style:font-name-complex="Arial"/>
    </style:style>
    <style:style style:name="T307" style:parent-style-name="Policepardéfaut" style:family="text">
      <style:text-properties style:font-name="Courier New" style:font-name-complex="Arial"/>
    </style:style>
    <style:style style:name="T308" style:parent-style-name="Policepardéfaut" style:family="text">
      <style:text-properties style:font-name="Arial" style:font-name-complex="Arial"/>
    </style:style>
    <style:style style:name="T309" style:parent-style-name="Policepardéfaut" style:family="text">
      <style:text-properties style:font-name="Courier New" style:font-name-complex="Arial" fo:font-weight="bold" style:font-weight-asian="bold"/>
    </style:style>
    <style:style style:name="T310" style:parent-style-name="Policepardéfaut" style:family="text">
      <style:text-properties style:font-name="Courier New" style:font-name-complex="Arial"/>
    </style:style>
    <style:style style:name="T311" style:parent-style-name="Policepardéfaut" style:family="text">
      <style:text-properties style:font-name="Arial" style:font-name-complex="Arial"/>
    </style:style>
    <style:style style:name="P312" style:parent-style-name="Normal" style:family="paragraph">
      <style:text-properties style:font-name="Courier New" style:font-name-complex="Arial"/>
    </style:style>
    <style:style style:name="P313" style:parent-style-name="Titre2" style:family="paragraph">
      <style:text-properties style:font-name="Arial" style:font-name-complex="Arial"/>
    </style:style>
    <style:style style:name="P314" style:parent-style-name="Normal" style:family="paragraph">
      <style:paragraph-properties fo:text-indent="0.4916in"/>
    </style:style>
    <style:style style:name="T315" style:parent-style-name="Policepardéfaut" style:family="text">
      <style:text-properties style:font-name="Arial" style:font-name-complex="Arial"/>
    </style:style>
    <style:style style:name="T316" style:parent-style-name="Policepardéfaut" style:family="text">
      <style:text-properties style:font-name="Courier New" style:font-name-complex="Courier New"/>
    </style:style>
    <style:style style:name="T317" style:parent-style-name="Policepardéfaut" style:family="text">
      <style:text-properties style:font-name="Arial" style:font-name-complex="Arial"/>
    </style:style>
    <style:style style:name="T318" style:parent-style-name="Policepardéfaut" style:family="text">
      <style:text-properties style:font-name="Arial" style:font-name-complex="Arial"/>
    </style:style>
    <style:style style:name="T319" style:parent-style-name="Policepardéfaut" style:family="text">
      <style:text-properties style:font-name="Courier New" style:font-name-complex="Courier New" fo:font-weight="bold" style:font-weight-asian="bold"/>
    </style:style>
    <style:style style:name="P320" style:parent-style-name="Normal" style:family="paragraph">
      <style:paragraph-properties fo:text-indent="0.4916in"/>
    </style:style>
    <style:style style:name="T321" style:parent-style-name="Policepardéfaut" style:family="text">
      <style:text-properties style:font-name="Arial" style:font-name-complex="Arial"/>
    </style:style>
    <style:style style:name="T322" style:parent-style-name="Policepardéfaut" style:family="text">
      <style:text-properties style:font-name="Arial" style:font-name-complex="Arial"/>
    </style:style>
    <style:style style:name="T323" style:parent-style-name="Policepardéfaut" style:family="text">
      <style:text-properties style:font-name="Courier New" style:font-name-complex="Courier New"/>
    </style:style>
    <style:style style:name="T324" style:parent-style-name="Policepardéfaut" style:family="text">
      <style:text-properties style:font-name="Arial" style:font-name-complex="Arial"/>
    </style:style>
    <style:style style:name="T325" style:parent-style-name="Policepardéfaut" style:family="text">
      <style:text-properties style:font-name="Courier New" style:font-name-complex="Courier New"/>
    </style:style>
    <style:style style:name="T326" style:parent-style-name="Policepardéfaut" style:family="text">
      <style:text-properties style:font-name="Arial" style:font-name-complex="Arial"/>
    </style:style>
    <style:style style:name="T327" style:parent-style-name="Policepardéfaut" style:family="text">
      <style:text-properties style:font-name="Courier New" style:font-name-complex="Courier New"/>
    </style:style>
    <style:style style:name="T328" style:parent-style-name="Policepardéfaut" style:family="text">
      <style:text-properties style:font-name="Arial" style:font-name-complex="Arial"/>
    </style:style>
    <style:style style:name="T329" style:parent-style-name="Policepardéfaut" style:family="text">
      <style:text-properties style:font-name="Courier New" style:font-name-complex="Courier New"/>
    </style:style>
    <style:style style:name="T330" style:parent-style-name="Policepardéfaut" style:family="text">
      <style:text-properties style:font-name="Arial" style:font-name-complex="Arial"/>
    </style:style>
    <style:style style:name="P331" style:parent-style-name="Normal" style:family="paragraph">
      <style:paragraph-properties fo:text-indent="0.4916in"/>
    </style:style>
    <style:style style:name="T332" style:parent-style-name="Policepardéfaut" style:family="text">
      <style:text-properties style:font-name="Arial" style:font-name-complex="Arial"/>
    </style:style>
    <style:style style:name="T333" style:parent-style-name="Policepardéfaut" style:family="text">
      <style:text-properties style:font-name="Arial" style:font-name-complex="Arial"/>
    </style:style>
    <style:style style:name="T334" style:parent-style-name="Policepardéfaut" style:family="text">
      <style:text-properties style:font-name="Courier New" style:font-name-complex="Courier New" fo:font-weight="bold" style:font-weight-asian="bold"/>
    </style:style>
    <style:style style:name="T335" style:parent-style-name="Policepardéfaut" style:family="text">
      <style:text-properties style:font-name="Arial" style:font-name-complex="Arial"/>
    </style:style>
    <style:style style:name="T336" style:parent-style-name="Policepardéfaut" style:family="text">
      <style:text-properties style:font-name="Courier New" style:font-name-complex="Courier New" fo:font-weight="bold" style:font-weight-asian="bold"/>
    </style:style>
    <style:style style:name="T337" style:parent-style-name="Policepardéfaut" style:family="text">
      <style:text-properties style:font-name="Courier New" style:font-name-complex="Courier New"/>
    </style:style>
    <style:style style:name="T338" style:parent-style-name="Policepardéfaut" style:family="text">
      <style:text-properties style:font-name="Arial" style:font-name-complex="Arial"/>
    </style:style>
    <style:style style:name="T339" style:parent-style-name="CodeHTML" style:family="text">
      <style:text-properties style:font-name-asian="Calibri" fo:font-weight="bold" style:font-weight-asian="bold" fo:color="#00B050" fo:background-color="#0D0D0D"/>
    </style:style>
    <style:style style:name="T340" style:parent-style-name="CodeHTML" style:family="text">
      <style:text-properties style:font-name-asian="Calibri" fo:font-weight="bold" style:font-weight-asian="bold" fo:color="#00B050" fo:background-color="#0D0D0D"/>
    </style:style>
    <style:style style:name="T341" style:parent-style-name="CodeHTML" style:family="text">
      <style:text-properties style:font-name-asian="Calibri" fo:font-weight="bold" style:font-weight-asian="bold" fo:color="#00B050" fo:background-color="#0D0D0D"/>
    </style:style>
    <style:style style:name="T342" style:parent-style-name="CodeHTML" style:family="text">
      <style:text-properties style:font-name-asian="Calibri" fo:color="#00B050"/>
    </style:style>
    <style:style style:name="T343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4" style:parent-style-name="CodeHTML" style:family="text">
      <style:text-properties style:font-name-asian="Calibri" fo:font-weight="bold" style:font-weight-asian="bold" fo:font-size="11pt" style:font-size-asian="11pt" style:font-size-complex="11pt"/>
    </style:style>
    <style:style style:name="T345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6" style:parent-style-name="CodeHTML" style:family="text">
      <style:text-properties style:font-name-asian="Calibri" fo:font-weight="bold" style:font-weight-asian="bold" fo:font-size="11pt" style:font-size-asian="11pt" style:font-size-complex="11pt"/>
    </style:style>
    <style:style style:name="T347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8" style:parent-style-name="CodeHTML" style:family="text">
      <style:text-properties style:font-name-asian="Calibri" fo:font-weight="bold" style:font-weight-asian="bold" fo:font-size="11pt" style:font-size-asian="11pt" style:font-size-complex="11pt"/>
    </style:style>
    <style:style style:name="T349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P350" style:parent-style-name="Normal" style:family="paragraph">
      <style:paragraph-properties fo:text-indent="0.4916in"/>
    </style:style>
    <style:style style:name="T351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P352" style:parent-style-name="Normal" style:family="paragraph">
      <style:paragraph-properties fo:background-color="#0D0D0D"/>
    </style:style>
    <style:style style:name="T353" style:parent-style-name="Policepardéfaut" style:family="text">
      <style:text-properties style:font-name="Arial" style:font-name-complex="Arial" fo:color="#FFFFFF"/>
    </style:style>
    <style:style style:name="T354" style:parent-style-name="Policepardéfaut" style:family="text">
      <style:text-properties style:font-name="Courier New" style:font-name-complex="Courier New" fo:color="#FFFFFF"/>
    </style:style>
    <style:style style:name="T355" style:parent-style-name="Policepardéfaut" style:family="text">
      <style:text-properties style:font-name="Courier New" style:font-name-complex="Courier New" fo:color="#00B050"/>
    </style:style>
    <style:style style:name="T356" style:parent-style-name="Policepardéfaut" style:family="text">
      <style:text-properties style:font-name="Courier New" style:font-name-complex="Courier New" fo:color="#00B050"/>
    </style:style>
    <style:style style:name="P357" style:parent-style-name="Normal" style:family="paragraph">
      <style:paragraph-properties fo:background-color="#0D0D0D"/>
    </style:style>
    <style:style style:name="T358" style:parent-style-name="Policepardéfaut" style:family="text">
      <style:text-properties style:font-name="Arial" style:font-name-complex="Arial" fo:color="#FFFFFF"/>
    </style:style>
    <style:style style:name="T359" style:parent-style-name="Policepardéfaut" style:family="text">
      <style:text-properties style:font-name="Courier New" style:font-name-complex="Courier New" fo:color="#FFFFFF"/>
    </style:style>
    <style:style style:name="T360" style:parent-style-name="Policepardéfaut" style:family="text">
      <style:text-properties style:font-name="Courier New" style:font-name-complex="Courier New" fo:color="#00B050"/>
    </style:style>
    <style:style style:name="T361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P362" style:parent-style-name="Normal" style:family="paragraph">
      <style:paragraph-properties fo:background-color="#0D0D0D"/>
    </style:style>
    <style:style style:name="T363" style:parent-style-name="Policepardéfaut" style:family="text">
      <style:text-properties style:font-name="Arial" style:font-name-complex="Arial" fo:color="#FFFFFF"/>
    </style:style>
    <style:style style:name="T364" style:parent-style-name="Policepardéfaut" style:family="text">
      <style:text-properties style:font-name="Courier New" style:font-name-complex="Courier New" fo:color="#FFFFFF"/>
    </style:style>
    <style:style style:name="T365" style:parent-style-name="Policepardéfaut" style:family="text">
      <style:text-properties style:font-name="Courier New" style:font-name-complex="Courier New" fo:color="#00B050"/>
    </style:style>
    <style:style style:name="T366" style:parent-style-name="Policepardéfaut" style:family="text">
      <style:text-properties style:font-name="Courier New" style:font-name-complex="Courier New" fo:color="#00B050"/>
    </style:style>
    <style:style style:name="T367" style:parent-style-name="Policepardéfaut" style:family="text">
      <style:text-properties style:font-name="Courier New" style:font-name-complex="Courier New" fo:color="#00B050"/>
    </style:style>
    <style:style style:name="T368" style:parent-style-name="Policepardéfaut" style:family="text">
      <style:text-properties style:font-name="Arial" style:font-name-complex="Arial"/>
    </style:style>
    <style:style style:name="T369" style:parent-style-name="Policepardéfaut" style:family="text">
      <style:text-properties style:font-name="Courier New" style:font-name-complex="Courier New"/>
    </style:style>
    <style:style style:name="T370" style:parent-style-name="Policepardéfaut" style:family="text">
      <style:text-properties style:font-name="Arial" style:font-name-complex="Arial"/>
    </style:style>
    <style:style style:name="P371" style:parent-style-name="Normal" style:family="paragraph">
      <style:paragraph-properties fo:background-color="#0D0D0D"/>
    </style:style>
    <style:style style:name="T372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373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P374" style:parent-style-name="Normal" style:family="paragraph">
      <style:paragraph-properties fo:text-indent="0.4916in"/>
      <style:text-properties style:font-name="Arial" style:font-name-complex="Arial"/>
    </style:style>
  </office:automatic-styles>
  <office:body>
    <office:text text:use-soft-page-breaks="true">
      <text:p text:style-name="P1">Création d’une<text:s/>image générique<text:s/>EyesOfNetwork</text:p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384714698" office:target-frame-name="_top" xlink:show="replace"><text:span text:style-name="T3">Installation de la solution</text:span><text:tab/>1</text:a></text:p>
          <text:p text:style-name="P4"><text:a xlink:href="#_Toc384714699" office:target-frame-name="_top" xlink:show="replace"><text:span text:style-name="T5">Configuration du système</text:span><text:tab/>2</text:a></text:p>
          <text:p text:style-name="P6"><text:a xlink:href="#_Toc384714700" office:target-frame-name="_top" xlink:show="replace"><text:span text:style-name="T7">Modification de la configuration réseau</text:span><text:tab/>2</text:a></text:p>
          <text:p text:style-name="P8"><text:a xlink:href="#_Toc384714701" office:target-frame-name="_top" xlink:show="replace"><text:span text:style-name="T9">Configuration du service SNMP</text:span><text:tab/>3</text:a></text:p>
          <text:p text:style-name="P10"><text:a xlink:href="#_Toc384714702" office:target-frame-name="_top" xlink:show="replace"><text:span text:style-name="T11">Configuration du service Postfix</text:span><text:tab/>3</text:a></text:p>
          <text:p text:style-name="P12"><text:a xlink:href="#_Toc384714703" office:target-frame-name="_top" xlink:show="replace"><text:span text:style-name="T13">Configuration du service SSH</text:span><text:tab/>3</text:a></text:p>
          <text:p text:style-name="P14"><text:a xlink:href="#_Toc384714704" office:target-frame-name="_top" xlink:show="replace"><text:span text:style-name="T15">Restauration de la configuration</text:span><text:tab/>4</text:a></text:p>
        </text:index-body>
      </text:table-of-content>
      <text:p text:style-name="Normal"/>
      <text:h text:style-name="P16" text:outline-level="1"><text:bookmark-start text:name="_Toc384714698"/>Installation de la solution<text:bookmark-end text:name="_Toc384714698"/></text:h>
      <text:p text:style-name="Normal"/>
      <text:p text:style-name="P17">Pour la création d’une image<text:s/>générique<text:s/>d’EyesOfNetwork, nous allons définir une configuration générique que nous pourrons<text:s/>ensuite déployer chez les différents clients.</text:p>
      <text:p text:style-name="P18"><text:span text:style-name="T19">Une fois que l’on a démarré sur l’ISO, on choisit l’option «</text:span><text:span text:style-name="T20">Install or upgrade an existing system</text:span><text:span text:style-name="T21">» ce qui va lancer la procédure d’installation. Le programme d’installation va ensuite demander à vérifier l’ISO</text:span><text:span text:style-name="T22">. Il est recommandé d’accepter afin d’éviter les erreurs pendant l’installation. Une fois la vérification faite, on peut commencer l’installation.</text:span></text:p>
      <text:p text:style-name="P23"><text:span text:style-name="T24">Le programme d’installation texte lance donc une interface graphique, on clique sur <text:s/>«</text:span><text:span text:style-name="T25">Next</text:span><text:span text:style-name="T26">».</text:span></text:p>
      <text:p text:style-name="P27"><text:span text:style-name="T28">On choisit ensui</text:span><text:span text:style-name="T29">te la langue «</text:span><text:span text:style-name="T30">français</text:span><text:span text:style-name="T31">» et «</text:span><text:span text:style-name="T32">français (latin9)</text:span><text:span text:style-name="T33">» comme disposition de clavier (clavier français standard avec le symbole €).</text:span></text:p>
      <text:p text:style-name="P34"><text:span text:style-name="T35">L’installation de faisant sur des périphériques locaux, on</text:span><text:span text:style-name="T36"><text:s/>sélectionne ensuite l’option «</text:span><text:span text:style-name="T37">Périphériques de stockage basiques</text:span><text:span text:style-name="T38">».</text:span></text:p>
      <text:p text:style-name="P39"><text:span text:style-name="T40">On don</text:span><text:span text:style-name="T41">ne ensuite à la machine le nom d’hôte générique «</text:span><text:span text:style-name="T42">eon</text:span><text:span text:style-name="T43">». On modifiera l’adresse FQDN (Fully Qualified Domain Name) de la machine après l’installation. Sur cet écran, il est aussi possible de modifier la configuration réseau. Nous allons laisser le DHCP attri</text:span><text:span text:style-name="T44">buer automatiquement une adresse à la machine pour éviter les conflits sur le réseau. Nous changerons cette adresse au moment du déploiement (</text:span><text:span text:style-name="T45">X.X.X</text:span><text:span text:style-name="T46">.250</text:span><text:span text:style-name="T47"><text:s/>en général).</text:span></text:p>
      <text:p text:style-name="P48"><text:span text:style-name="T49">Il faut ensuite choisir le fuseau horaire, ici «</text:span><text:span text:style-name="T50">Europe/Paris</text:span><text:span text:style-name="T51">».</text:span></text:p>
      <text:p text:style-name="P52"><text:span text:style-name="T53">Nous devons ensuite définir le mo</text:span><text:span text:style-name="T54">t de passe pour l’utilisateur «</text:span><text:span text:style-name="T55">root</text:span><text:span text:style-name="T56">» (administrateur). C’est avec ce compte que se feront les tâches d’administration sur le serveur.</text:span></text:p>
      <text:p text:style-name="P57"><text:span text:style-name="T58">Pour le partitionnement, on choisit l’option «</text:span><text:span text:style-name="T59">Créer un partitionnement personnalisé</text:span><text:span text:style-name="T60">» pour pouvoir définir l’espace disque<text:s/></text:span><text:span text:style-name="T61">alloué à EyesOfNetwork.</text:span></text:p>
      <text:p text:style-name="P62"><text:span text:style-name="T63">Nous allons créer la partition<text:s/></text:span><text:span text:style-name="T64">/boot</text:span><text:span text:style-name="T65"><text:s/>(partition d’amorçage). Pour le reste, nous allons utiliser des volumes logiques, beaucoup plus souples et évolutifs.</text:span></text:p>
      <text:soft-page-break/>
      <text:p text:style-name="P66"><text:span text:style-name="T67">On choisit donc créer, puis partition standard. Dans le champ «</text:span><text:span text:style-name="T68">point de monta</text:span><text:span text:style-name="T69">ge</text:span><text:span text:style-name="T70">», on définit<text:s/></text:span><text:span text:style-name="T71">/boot</text:span><text:span text:style-name="T72"><text:s/>de<text:s/></text:span><text:span text:style-name="T73">200</text:span><text:span text:style-name="T74"><text:s/>Mo avec<text:s/></text:span><text:span text:style-name="T75">ext4</text:span><text:span text:style-name="T76"><text:s/>comme système de fichiers.</text:span></text:p>
      <text:p text:style-name="P77">On crée ensuite un PV pour LVM (volume physique) d’une taille de 55300 Mo.<text:s/></text:p>
      <text:p text:style-name="P78"><text:span text:style-name="T79">Dans ce volume physique, on va créer un VG (groupe de volumes) ou seront répartis les LV (volumes logiques). On</text:span><text:span text:style-name="T80"><text:s/>clique donc sur «</text:span><text:span text:style-name="T81">C</text:span><text:span text:style-name="T82">réer</text:span><text:span text:style-name="T83">» puis «</text:span><text:span text:style-name="T84">Groupe de volumes LVM</text:span><text:span text:style-name="T85">». Dans la même fenêtre, on clique ensuite sur «</text:span><text:span text:style-name="T86">A</text:span><text:span text:style-name="T87">jouter</text:span><text:span text:style-name="T88">».</text:span></text:p>
      <text:p text:style-name="P89"><text:span text:style-name="T90">Pour le premier LV, nous définissons<text:s/></text:span><text:span text:style-name="T91">/</text:span><text:span text:style-name="T92"><text:s/>(racine) comme point de montage, ext4 comme système de fichiers journalisés,<text:s/></text:span><text:span text:style-name="T93">lv_root</text:span><text:span text:style-name="T94"><text:s/>comme nom et nous lui<text:s/></text:span><text:span text:style-name="T95">attribuons une taille de 51200 Mo.</text:span></text:p>
      <text:p text:style-name="P96"><text:span text:style-name="T97">Pour le second LV, nous définissons SWAP comme système <text:s/>de fichiers, dans le champ «</text:span><text:span text:style-name="T98">nom</text:span><text:span text:style-name="T99">» on remplit avec<text:s/></text:span><text:span text:style-name="T100">lv_swap</text:span><text:span text:style-name="T101"> avec une taille de 4096 Mo.</text:span></text:p>
      <text:p text:style-name="P102"><text:span text:style-name="T103">On peut ensuite valider la configuration de l’espace de stockage sur le disque e</text:span><text:span text:style-name="T104">n validant avec le bouton «</text:span><text:span text:style-name="T105">Écrire les modifications sur le disque</text:span><text:span text:style-name="T106">».</text:span></text:p>
      <text:p text:style-name="P107">Sur l’écran suivant, l’assistant d’installation propose une personnalisation des dépôts et des paquets à installer. Nous allons donc cocher la case «Personnaliser maintenant» afin de<text:s/>sélectionner les paquets qui nous intéressent.</text:p>
      <text:p text:style-name="Normal"><text:span text:style-name="T108">Dans la partie<text:s/></text:span><text:span text:style-name="T109">EyesOfNetwork Supervision</text:span><text:span text:style-name="T110">, on sélectionne «Base» et «Options».</text:span></text:p>
      <text:p text:style-name="P111"><text:span text:style-name="T112">Les paquets présents dans «</text:span><text:span text:style-name="T113">Options</text:span><text:span text:style-name="T114">» sont les suivants :</text:span></text:p>
      <text:p text:style-name="P115"><text:span text:style-name="T116"><text:tab/>-<text:s/></text:span><text:span text:style-name="T117">cntlm</text:span><text:span text:style-name="T118"> </text:span><text:span text:style-name="T119">:</text:span><text:span text:style-name="T120"><text:s/></text:span><text:span text:style-name="T121">proxy d’authentification HTTP(S)</text:span></text:p>
      <text:p text:style-name="P122"><text:span text:style-name="T123"><text:tab/>-<text:s/></text:span><text:span text:style-name="T124">ndo2fs</text:span><text:span text:style-name="T125"> : Écrit les données<text:s/></text:span><text:span text:style-name="T126">de<text:s/></text:span><text:span text:style-name="T127">ndomod</text:span><text:span text:style-name="T128"><text:s/>dans des fichiers plats</text:span></text:p>
      <text:p text:style-name="P129"><text:span text:style-name="T130"><text:tab/>-<text:s/></text:span><text:span text:style-name="T131">ndoutils</text:span><text:span text:style-name="T132"> : Addon pour<text:s/></text:span><text:span text:style-name="T133">Nagios</text:span><text:span text:style-name="T134">. Compte 4 éléments (</text:span><text:span text:style-name="T135">ndomod, file2sock, log2ndo, ndo2db</text:span><text:span text:style-name="T136">)</text:span></text:p>
      <text:p text:style-name="P137"><text:span text:style-name="T138"><text:tab/>-<text:s/></text:span><text:span text:style-name="T139">nsca</text:span><text:span text:style-name="T140"> : Addon pour l’envoi de commandes externes à<text:s/></text:span><text:span text:style-name="T141">Nagios</text:span></text:p>
      <text:p text:style-name="P142"><text:span text:style-name="T143"><text:tab/>-<text:s/></text:span><text:span text:style-name="T144">nsca-send</text:span><text:span text:style-name="T145"> : module de<text:s/></text:span><text:span text:style-name="T146">nsca</text:span></text:p>
      <text:p text:style-name="P147"><text:span text:style-name="T148"><text:tab/>-<text:s/></text:span><text:span text:style-name="T149">ntop</text:span><text:span text:style-name="T150"> : Outil de supervision du trafic rés</text:span><text:span text:style-name="T151">eau</text:span></text:p>
      <text:p text:style-name="P152"/>
      <text:p text:style-name="P153"><text:span text:style-name="T154">Dans la partie<text:s/></text:span><text:span text:style-name="T155">EyesOfNetwork Production</text:span><text:span text:style-name="T156">, on sélectionne «</text:span><text:span text:style-name="T157">Gestion des incidents</text:span><text:span text:style-name="T158">» et «</text:span><text:span text:style-name="T159">Inventaire</text:span><text:span text:style-name="T160">» pour installer les logiciels<text:s/></text:span><text:span text:style-name="T161">GLPI</text:span><text:span text:style-name="T162"><text:s/>et<text:s/></text:span><text:span text:style-name="T163">OCS-NG</text:span><text:span text:style-name="T164">.</text:span></text:p>
      <text:p text:style-name="P165">Nous pouvons ensuite cliquer sur suivant et lancer l’installation des composants sur la machine. Une fois l’installation terminée, on peut redémarrer la machine.</text:p>
      <text:h text:style-name="P166" text:outline-level="1"><text:bookmark-start text:name="_Toc384714699"/>Configuration du système<text:bookmark-end text:name="_Toc384714699"/></text:h>
      <text:h text:style-name="P167" text:outline-level="2"><text:bookmark-start text:name="_Toc384714700"/>Modification de la configuration réseau<text:bookmark-end text:name="_Toc384714700"/></text:h>
      <text:p text:style-name="Normal"><text:span text:style-name="T168"><text:tab/>Pour modifier les fichiers de configuration de la machine, il faut se connecter avec l’utilisateur<text:s/></text:span><text:span text:style-name="T169">root</text:span><text:span text:style-name="T170">. On peut aussi effectuer ces modif</text:span><text:span text:style-name="T171">ications avec un accès<text:s/></text:span><text:span text:style-name="T172">SSH</text:span><text:span text:style-name="T173">.</text:span><text:span text:style-name="T174"><text:s/>Si l’interface n’est pas activée, lancer la commande</text:span></text:p>
      <text:p text:style-name="P175">#ifup eth0</text:p>
      <text:p text:style-name="P176"><text:tab/></text:p>
      <text:soft-page-break/>
      <text:p text:style-name="P177"><text:span text:style-name="T178">Pour modifier l’adresse IP de la machine, il faut éditer le fichier de configuration de l’interface désirée (ici<text:s/></text:span><text:span text:style-name="T179">eth0</text:span><text:span text:style-name="T180">) avec la commande<text:s/></text:span></text:p>
      <text:p text:style-name="P181"><text:span text:style-name="T182">#</text:span><text:span text:style-name="T183">vim /etc/sysconfig/network-scripts/ifcfg-eth0</text:span><text:span text:style-name="T184"><text:s/></text:span></text:p>
      <text:p text:style-name="Normal"><text:span text:style-name="T185">(on peut aussi utiliser la commande<text:s/></text:span><text:span text:style-name="T186">nano</text:span><text:span text:style-name="T187">, moi</text:span><text:span text:style-name="T188">ns compliquée que<text:s/></text:span><text:span text:style-name="T189">vim</text:span><text:span text:style-name="T190">) où</text:span><text:span text:style-name="T191"><text:s/></text:span><text:span text:style-name="T192">IPADDR</text:span><text:span text:style-name="T193"><text:s/>est l’adresse IP de la machine,<text:s/></text:span><text:span text:style-name="T194">NETMASK</text:span><text:span text:style-name="T195"><text:s/>son masque réseau et<text:s/></text:span><text:span text:style-name="T196">GATEWAY</text:span><text:span text:style-name="T197"><text:s/>l’adresse de la passerelle.</text:span></text:p>
      <text:p text:style-name="P198"><text:span text:style-name="T199"><text:tab/></text:span><text:span text:style-name="T200">DEVICE=eth0</text:span></text:p>
      <text:p text:style-name="P201">TYPE=Ethernet</text:p>
      <text:p text:style-name="P202">ONBOOT=yes</text:p>
      <text:p text:style-name="P203">NM_CONTROLLED=yes</text:p>
      <text:p text:style-name="P204">BOOTPROTO=none</text:p>
      <text:p text:style-name="P205">IPADDR=X.X.X.X</text:p>
      <text:p text:style-name="P206">NETMASK=X.X.X.X</text:p>
      <text:p text:style-name="P207">GATEWAY=X.X.X.X</text:p>
      <text:p text:style-name="P208"/>
      <text:p text:style-name="Normal"><text:span text:style-name="T209">On<text:s/></text:span><text:span text:style-name="T210">modifie ensuite le fichier du service réseau avec<text:s/></text:span><text:span text:style-name="T211">vim /etc/sysconfig/network</text:span></text:p>
      <text:p text:style-name="P212">NETWORKING=yes</text:p>
      <text:p text:style-name="P213">NETWORKING_IPV6=no</text:p>
      <text:p text:style-name="P214">HOSTNAME=eon.domaineFQDN</text:p>
      <text:p text:style-name="P215">GATEWAY=X.X.X.X</text:p>
      <text:p text:style-name="P216"/>
      <text:p text:style-name="Normal"><text:span text:style-name="T217">On édite ensuite le fichier de configuration DNS avec la commande</text:span><text:span text:style-name="T218"><text:s/></text:span><text:span text:style-name="T219">vim /etc/resolv.conf</text:span><text:span text:style-name="T220"><text:s/>où «</text:span><text:span text:style-name="T221">nameserver</text:span><text:span text:style-name="T222">»<text:s/></text:span><text:span text:style-name="T223">est l’adresse du serveur DNS</text:span></text:p>
      <text:p text:style-name="P224"><text:tab/>search adresseFQDN</text:p>
      <text:p text:style-name="P225"><text:tab/>nameserver X.X.X.X</text:p>
      <text:p text:style-name="P226"/>
      <text:p text:style-name="P227">On peut ensuite redémarrer le service réseau avec<text:s/></text:p>
      <text:p text:style-name="P228"><text:span text:style-name="T229">#</text:span><text:span text:style-name="T230">service networking restart</text:span><text:span text:style-name="T231"><text:s/></text:span></text:p>
      <text:p text:style-name="Normal"><text:span text:style-name="T232">ou</text:span><text:span text:style-name="T233"><text:s/></text:span></text:p>
      <text:p text:style-name="P234">#/etc/init.d/networking restart</text:p>
      <text:p text:style-name="P235"/>
      <text:h text:style-name="P236" text:outline-level="2"><text:bookmark-start text:name="_Toc384714701"/>Configuration du service SNMP<text:bookmark-end text:name="_Toc384714701"/></text:h>
      <text:p text:style-name="Normal"><text:span text:style-name="T237"><text:tab/>La configuration du service SNMP est un point très important. Il faut donc commencer par définir la communauté SNMP</text:span><text:span text:style-name="T238">. En général, la communauté SNMP par défaut est «</text:span><text:span text:style-name="T239">public</text:span><text:span text:style-name="T240">». Ici, la communauté est <text:s/>«</text:span><text:span text:style-name="T241">EyesOfNetwork</text:span><text:span text:style-name="T242">».</text:span></text:p>
      <text:p text:style-name="P243"/>
      <text:h text:style-name="P244" text:outline-level="2"><text:bookmark-start text:name="_Toc384714702"/>Configuration du service Postfix<text:bookmark-end text:name="_Toc384714702"/></text:h>
      <text:p text:style-name="Normal"><text:span text:style-name="T245"><text:tab/></text:span><text:span text:style-name="T246">Pour l’envoi de notifications par mail,<text:s/></text:span><text:span text:style-name="T247">Nagios a besoin du service d’un serveur de messagerie. Par défaut, EyesOfNetwork intègre le serveur Postfix. Il est possible de paramétrer Postfix pour qu’il serve de relai à un<text:s/></text:span><text:span text:style-name="T248">serveur</text:span><text:span text:style-name="T249"><text:s/>de messagerie principal</text:span><text:span text:style-name="T250">.</text:span></text:p>
      <text:p text:style-name="P251"/>
      <text:h text:style-name="P252" text:outline-level="2"><text:bookmark-start text:name="_Toc384714703"/>Configuration du service SSH<text:bookmark-end text:name="_Toc384714703"/></text:h>
      <text:p text:style-name="P253"><text:span text:style-name="T254">Il est recomma</text:span><text:span text:style-name="T255">ndé de désactiver l’accès SSH pour l’utilisateur<text:s/></text:span><text:span text:style-name="T256">root</text:span><text:span text:style-name="T257">. Il faudra donc se connecter avec un utilisateur aux droits restreints et ensuite accéder au compte<text:s/></text:span><text:span text:style-name="T258">root</text:span><text:span text:style-name="T259"><text:s/>pour les tâches d’administration.</text:span></text:p>
      <text:p text:style-name="Normal"><text:span text:style-name="T260"><text:tab/>Pour désactiver l’accès<text:s/></text:span><text:span text:style-name="T261">root</text:span><text:span text:style-name="T262"><text:s/>en<text:s/></text:span><text:span text:style-name="T263">SSH</text:span><text:span text:style-name="T264">, il faut éditer le fichier</text:span><text:span text:style-name="T265"><text:s/></text:span><text:span text:style-name="T266">/etc/ssh/sshd_config</text:span><text:span text:style-name="T267"><text:s/>et modifier la ligne<text:s/></text:span><text:span text:style-name="T268">#PermitRootLogin yes</text:span><text:span text:style-name="T269"><text:s/>par<text:s/></text:span><text:span text:style-name="T270">PermitRootLogin no</text:span><text:span text:style-name="T271"><text:s/>(il faut enlever le<text:s/></text:span><text:span text:style-name="T272">#</text:span><text:span text:style-name="T273"><text:s/>au début de la ligne, cela permet au démon<text:s/></text:span><text:span text:style-name="T274">sshd</text:span><text:span text:style-name="T275"><text:s/>de prendre en compte le paramètre au prochain rechargement des fichiers).</text:span></text:p>
      <text:p text:style-name="Normal"><text:span text:style-name="T276"><text:tab/>On peut ensuite créer un</text:span><text:span text:style-name="T277"><text:s/>utilisateur avec des droits restreints avec la commande<text:s/></text:span><text:span text:style-name="T278">#u</text:span><text:span text:style-name="T279">seradd maintenance –g wheel</text:span></text:p>
      <text:p text:style-name="P280">On définit un mot de passe pour cet utilisateur avec<text:s/></text:p>
      <text:p text:style-name="P281"><text:span text:style-name="T282">#</text:span><text:span text:style-name="T283">passwd maintenance</text:span></text:p>
      <text:p text:style-name="Normal"><text:span text:style-name="T284">Il faut définir le mot de passe et le confirmer.</text:span></text:p>
      <text:p text:style-name="P285"/>
      <text:p text:style-name="P286">On redémarre ensuite le service sshd avec la commande<text:s/></text:p>
      <text:p text:style-name="P287"><text:span text:style-name="T288">#</text:span><text:span text:style-name="T289">service sshd restart</text:span><text:span text:style-name="T290"><text:s/></text:span></text:p>
      <text:p text:style-name="P291">ou<text:s/></text:p>
      <text:p text:style-name="P292"><text:span text:style-name="T293">#</text:span><text:span text:style-name="T294">/etc/init.d/sshd restart</text:span></text:p>
      <text:p text:style-name="P295">Pour vérifier que la configuration de ssh s’est bien passée, on se connecte avec le nouvel utilisateur avec<text:s/></text:p>
      <text:p text:style-name="P296"><text:span text:style-name="T297">#</text:span><text:span text:style-name="T298">ssh maintenance@X.X.X.X</text:span></text:p>
      <text:p text:style-name="Normal"><text:span text:style-name="T299">Le prompt doit normalement afficher<text:s/></text:span><text:span text:style-name="T300">$</text:span><text:span text:style-name="T301"><text:s/>et non plus<text:s/></text:span><text:span text:style-name="T302">#</text:span><text:span text:style-name="T303">.</text:span></text:p>
      <text:p text:style-name="P304"><text:span text:style-name="T305">Pour passer à</text:span><text:span text:style-name="T306"><text:s/>l’utilisateur<text:s/></text:span><text:span text:style-name="T307">root</text:span><text:span text:style-name="T308">, <text:s/>on utilise<text:s/></text:span><text:span text:style-name="T309">su –</text:span><text:span text:style-name="T310"><text:s/></text:span><text:span text:style-name="T311">(le – permet de charger les variables d’environnement et les préférences de l’utilisateur)</text:span></text:p>
      <text:p text:style-name="P312"/>
      <text:h text:style-name="P313" text:outline-level="2"><text:bookmark-start text:name="_Toc384714704"/>Restauration de la configuration<text:bookmark-end text:name="_Toc384714704"/></text:h>
      <text:p text:style-name="P314"><text:span text:style-name="T315">La distribution EyesOfNetwork fournit par défaut l’utilitaire<text:s/></text:span><text:span text:style-name="T316">backup-manager</text:span><text:span text:style-name="T317"><text:s/>qui permet de sa</text:span><text:span text:style-name="T318">uvegarder la configuration de la machine. Par défaut, ces sauvegarde sont placées dans le répertoire<text:s/></text:span><text:span text:style-name="T319">/var/archives/</text:span></text:p>
      <text:p text:style-name="P320"><text:span text:style-name="T321">La restauration de ces configurations se fait de manière simple : pour les fichiers de la base de données, il suffit d’un pipe (tube, redire</text:span><text:span text:style-name="T322">ction) et pour les sauvegardes des répertoires<text:s/></text:span><text:span text:style-name="T323">/etc</text:span><text:span text:style-name="T324">,<text:s/></text:span><text:span text:style-name="T325">/home</text:span><text:span text:style-name="T326"><text:s/>et<text:s/></text:span><text:span text:style-name="T327">/srv</text:span><text:span text:style-name="T328"><text:s/>il suffit d’un simple<text:s/></text:span><text:span text:style-name="T329">tar</text:span><text:span text:style-name="T330"><text:s/>(copie).</text:span></text:p>
      <text:soft-page-break/>
      <text:p text:style-name="P331"><text:span text:style-name="T332">La procédure de restauration est donc la suivante : Pour les fichiers de la base de données, on se rend dans le dossier contenant les sauvegardes avec la<text:s/></text:span><text:span text:style-name="T333">commande<text:s/></text:span><text:span text:style-name="T334">cd /var/archives</text:span><text:span text:style-name="T335">. On peut ensuite lister l’ensemble des fichiers présents dans le répertoire avec la commande<text:s/></text:span><text:span text:style-name="T336">ls –al</text:span><text:span text:style-name="T337">.<text:s/></text:span><text:span text:style-name="T338">On peut ensuite restaurer un à un les fichiers sauvegardés avec la commande<text:s/></text:span></text:p>
      <text:p text:style-name="Normal"><text:span text:style-name="T339">#</text:span><text:span text:style-name="T340">mysql -uroot -proot66 -hlocalhost -P3306 $table &lt; $ho</text:span><text:span text:style-name="T341">st.imag.fr-cacti.$date.sql</text:span><text:span text:style-name="T342"><text:s/></text:span></text:p>
      <text:p text:style-name="Normal"><text:span text:style-name="T343">où<text:s/></text:span><text:span text:style-name="T344">$table</text:span><text:span text:style-name="T345"><text:s/>est le nom de la table à restaurer (cacti, eonweb, glpi..),<text:s/></text:span><text:span text:style-name="T346">$host</text:span><text:span text:style-name="T347"><text:s/>est le hostname de la machine et<text:s/></text:span><text:span text:style-name="T348">$date</text:span><text:span text:style-name="T349"><text:s/>la date de sauvegarde du fichier au format AAAAMMJJ. On répète l’action avec chacun des fichiers à restaurer.</text:span></text:p>
      <text:p text:style-name="P350"><text:span text:style-name="T351">Selon le format de compression utilisé par backup-manager, on lancera une des commandes suivantes pour la restauration</text:span></text:p>
      <text:list text:style-name="LFO1" text:continue-numbering="true">
        <text:list-item>
          <text:p text:style-name="P352"><text:span text:style-name="T353">tar :</text:span><text:span text:style-name="T354"><text:s/></text:span><text:span text:style-name="T355">#</text:span><text:span text:style-name="T356">tar -xvcf fichier.tar -C chemin_de_décompactage</text:span></text:p>
        </text:list-item>
        <text:list-item>
          <text:p text:style-name="P357"><text:span text:style-name="T358">tar.gz :</text:span><text:span text:style-name="T359"><text:s/></text:span><text:span text:style-name="T360">#</text:span><text:span text:style-name="T361">tar -xvzf fichier.tar -C chemin_de_décompactage</text:span></text:p>
        </text:list-item>
        <text:list-item>
          <text:p text:style-name="P362"><text:span text:style-name="T363">tar.bz2 :</text:span><text:span text:style-name="T364"><text:s/></text:span><text:span text:style-name="T365">#</text:span><text:span text:style-name="T366">tar -xvjf fichie</text:span><text:span text:style-name="T367">r.tar -C chemin_de_décompactage</text:span></text:p>
        </text:list-item>
      </text:list>
      <text:p text:style-name="Normal"><text:span text:style-name="T368">Par exemple, pour restaurer le répertoire<text:s/></text:span><text:span text:style-name="T369">/etc</text:span><text:span text:style-name="T370">, on utilisera </text:span></text:p>
      <text:p text:style-name="P371"><text:span text:style-name="T372">#</text:span><text:span text:style-name="T373">tar -xvzf $host-etc.$date.master.tar.gz -C /</text:span></text:p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emilight" svg:font-family="Segoe UI Semilight" style:font-family-generic="swiss" style:font-pitch="variable" svg:panose-1="2 11 4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font-name="Calibri Light" style:font-name-asian="Times New Roman" style:font-name-complex="Times New Roman" fo:color="#2E74B5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in Bouajila</meta:initial-creator>
    <dc:creator>Romain Bouajila</dc:creator>
    <meta:creation-date>2014-04-07T07:10:00Z</meta:creation-date>
    <dc:date>2014-04-08T10:01:00Z</dc:date>
    <meta:template xlink:href="Normal.dotm" xlink:type="simple"/>
    <meta:editing-cycles>37</meta:editing-cycles>
    <meta:editing-duration>PT42060S</meta:editing-duration>
    <meta:document-statistic meta:page-count="5" meta:paragraph-count="18" meta:word-count="1394" meta:character-count="9047" meta:row-count="63" meta:non-whitespace-character-count="7671"/>
  </office:meta>
</office:document-meta>
</file>